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55pt"/>
    </style:style>
    <style:style style:name="co2" style:family="table-column">
      <style:table-column-properties fo:break-before="auto" style:column-width="188.96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108.4pt"/>
    </style:style>
    <style:style style:name="co6" style:family="table-column">
      <style:table-column-properties fo:break-before="auto" style:column-width="96.8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2pt"/>
    </style:style>
    <style:style style:name="co9" style:family="table-column">
      <style:table-column-properties fo:break-before="auto" style:column-width="70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3"/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<text:span text:style-name="T1">tempo_inicio_</text:span><text:span text:style-name="T2">recebimento_mercadoria</text:span></text:p>
          </table:table-cell>
          <table:table-cell table:style-name="ce1" office:value-type="string" calcext:value-type="string">
            <text:p><text:span text:style-name="T1">tempo_fim_</text:span><text:span text:style-name="T2">recebimento_mercadoria</text:span></text:p>
          </table:table-cell>
          <table:table-cell table:style-name="ce3" office:value-type="string" calcext:value-type="string">
            <text:p>tempo_inicio_pre_triagem</text:p>
          </table:table-cell>
          <table:table-cell table:style-name="ce3" office:value-type="string" calcext:value-type="string">
            <text:p>tempo_fim_pre_triagem</text:p>
          </table:table-cell>
          <table:table-cell table:style-name="ce3" office:value-type="string" calcext:value-type="string">
            <text:p>tempo_inicio_raio_x</text:p>
          </table:table-cell>
          <table:table-cell table:style-name="ce3" office:value-type="string" calcext:value-type="string">
            <text:p>tempo_fim_raio_x</text:p>
          </table:table-cell>
        </table:table-row>
        <table:table-row table:style-name="ro1">
          <table:table-cell office:value-type="string" calcext:value-type="string">
            <text:p>05:16:21</text:p>
          </table:table-cell>
          <table:table-cell office:value-type="string" calcext:value-type="string">
            <text:p>05:30:21</text:p>
          </table:table-cell>
          <table:table-cell office:value-type="string" calcext:value-type="string">
            <text:p>18:53:43</text:p>
          </table:table-cell>
          <table:table-cell office:value-type="string" calcext:value-type="string">
            <text:p>18:57:43</text:p>
          </table:table-cell>
          <table:table-cell office:value-type="string" calcext:value-type="string">
            <text:p>16:43:04</text:p>
          </table:table-cell>
          <table:table-cell office:value-type="string" calcext:value-type="string">
            <text:p>16:44:04</text:p>
          </table:table-cell>
        </table:table-row>
        <table:table-row table:style-name="ro1">
          <table:table-cell office:value-type="string" calcext:value-type="string">
            <text:p>07:51:07</text:p>
          </table:table-cell>
          <table:table-cell office:value-type="string" calcext:value-type="string">
            <text:p>08:05:07</text:p>
          </table:table-cell>
          <table:table-cell office:value-type="string" calcext:value-type="string">
            <text:p>01:12:47</text:p>
          </table:table-cell>
          <table:table-cell office:value-type="string" calcext:value-type="string">
            <text:p>01:19:47</text:p>
          </table:table-cell>
          <table:table-cell office:value-type="string" calcext:value-type="string">
            <text:p>17:55:17</text:p>
          </table:table-cell>
          <table:table-cell office:value-type="string" calcext:value-type="string">
            <text:p>17:59:17</text:p>
          </table:table-cell>
        </table:table-row>
        <table:table-row table:style-name="ro1">
          <table:table-cell office:value-type="string" calcext:value-type="string">
            <text:p>03:28:10</text:p>
          </table:table-cell>
          <table:table-cell office:value-type="string" calcext:value-type="string">
            <text:p>03:37:10</text:p>
          </table:table-cell>
          <table:table-cell office:value-type="string" calcext:value-type="string">
            <text:p>16:28:54</text:p>
          </table:table-cell>
          <table:table-cell office:value-type="string" calcext:value-type="string">
            <text:p>16:34:54</text:p>
          </table:table-cell>
          <table:table-cell table:number-columns-repeated="2" office:value-type="string" calcext:value-type="string">
            <text:p>05:45:50</text:p>
          </table:table-cell>
        </table:table-row>
        <table:table-row table:style-name="ro1">
          <table:table-cell office:value-type="string" calcext:value-type="string">
            <text:p>14:54:25</text:p>
          </table:table-cell>
          <table:table-cell office:value-type="string" calcext:value-type="string">
            <text:p>14:56:25</text:p>
          </table:table-cell>
          <table:table-cell office:value-type="string" calcext:value-type="string">
            <text:p>17:58:10</text:p>
          </table:table-cell>
          <table:table-cell office:value-type="string" calcext:value-type="string">
            <text:p>18:07:10</text:p>
          </table:table-cell>
          <table:table-cell office:value-type="string" calcext:value-type="string">
            <text:p>14:33:26</text:p>
          </table:table-cell>
          <table:table-cell office:value-type="string" calcext:value-type="string">
            <text:p>14:48:26</text:p>
          </table:table-cell>
        </table:table-row>
        <table:table-row table:style-name="ro1">
          <table:table-cell office:value-type="string" calcext:value-type="string">
            <text:p>14:49:53</text:p>
          </table:table-cell>
          <table:table-cell office:value-type="string" calcext:value-type="string">
            <text:p>14:57:53</text:p>
          </table:table-cell>
          <table:table-cell office:value-type="string" calcext:value-type="string">
            <text:p>06:19:11</text:p>
          </table:table-cell>
          <table:table-cell office:value-type="string" calcext:value-type="string">
            <text:p>06:23:11</text:p>
          </table:table-cell>
          <table:table-cell office:value-type="string" calcext:value-type="string">
            <text:p>00:40:29</text:p>
          </table:table-cell>
          <table:table-cell office:value-type="string" calcext:value-type="string">
            <text:p>00:43:29</text:p>
          </table:table-cell>
        </table:table-row>
        <table:table-row table:style-name="ro1">
          <table:table-cell office:value-type="string" calcext:value-type="string">
            <text:p>04:24:12</text:p>
          </table:table-cell>
          <table:table-cell office:value-type="string" calcext:value-type="string">
            <text:p>04:27:12</text:p>
          </table:table-cell>
          <table:table-cell office:value-type="string" calcext:value-type="string">
            <text:p>21:25:22</text:p>
          </table:table-cell>
          <table:table-cell office:value-type="string" calcext:value-type="string">
            <text:p>21:35:22</text:p>
          </table:table-cell>
          <table:table-cell office:value-type="string" calcext:value-type="string">
            <text:p>06:37:33</text:p>
          </table:table-cell>
          <table:table-cell office:value-type="string" calcext:value-type="string">
            <text:p>06:51:33</text:p>
          </table:table-cell>
        </table:table-row>
        <table:table-row table:style-name="ro1">
          <table:table-cell office:value-type="string" calcext:value-type="string">
            <text:p>04:33:30</text:p>
          </table:table-cell>
          <table:table-cell office:value-type="string" calcext:value-type="string">
            <text:p>04:47:30</text:p>
          </table:table-cell>
          <table:table-cell office:value-type="string" calcext:value-type="string">
            <text:p>02:30:53</text:p>
          </table:table-cell>
          <table:table-cell office:value-type="string" calcext:value-type="string">
            <text:p>02:40:53</text:p>
          </table:table-cell>
          <table:table-cell office:value-type="string" calcext:value-type="string">
            <text:p>08:01:21</text:p>
          </table:table-cell>
          <table:table-cell office:value-type="string" calcext:value-type="string">
            <text:p>08:05:21</text:p>
          </table:table-cell>
        </table:table-row>
        <table:table-row table:style-name="ro1">
          <table:table-cell office:value-type="string" calcext:value-type="string">
            <text:p>22:50:12</text:p>
          </table:table-cell>
          <table:table-cell office:value-type="string" calcext:value-type="string">
            <text:p>22:53:12</text:p>
          </table:table-cell>
          <table:table-cell office:value-type="string" calcext:value-type="string">
            <text:p>13:24:58</text:p>
          </table:table-cell>
          <table:table-cell office:value-type="string" calcext:value-type="string">
            <text:p>13:35:58</text:p>
          </table:table-cell>
          <table:table-cell office:value-type="string" calcext:value-type="string">
            <text:p>10:29:12</text:p>
          </table:table-cell>
          <table:table-cell office:value-type="string" calcext:value-type="string">
            <text:p>10:36:12</text:p>
          </table:table-cell>
        </table:table-row>
        <table:table-row table:style-name="ro1">
          <table:table-cell office:value-type="string" calcext:value-type="string">
            <text:p>13:44:59</text:p>
          </table:table-cell>
          <table:table-cell office:value-type="string" calcext:value-type="string">
            <text:p>13:48:59</text:p>
          </table:table-cell>
          <table:table-cell office:value-type="string" calcext:value-type="string">
            <text:p>09:16:28</text:p>
          </table:table-cell>
          <table:table-cell office:value-type="string" calcext:value-type="string">
            <text:p>09:29:28</text:p>
          </table:table-cell>
          <table:table-cell office:value-type="string" calcext:value-type="string">
            <text:p>09:26:00</text:p>
          </table:table-cell>
          <table:table-cell office:value-type="string" calcext:value-type="string">
            <text:p>09:36:00</text:p>
          </table:table-cell>
        </table:table-row>
        <table:table-row table:style-name="ro1">
          <table:table-cell office:value-type="string" calcext:value-type="string">
            <text:p>14:50:50</text:p>
          </table:table-cell>
          <table:table-cell office:value-type="string" calcext:value-type="string">
            <text:p>14:52:50</text:p>
          </table:table-cell>
          <table:table-cell office:value-type="string" calcext:value-type="string">
            <text:p>13:37:44</text:p>
          </table:table-cell>
          <table:table-cell office:value-type="string" calcext:value-type="string">
            <text:p>13:40:44</text:p>
          </table:table-cell>
          <table:table-cell office:value-type="string" calcext:value-type="string">
            <text:p>10:48:19</text:p>
          </table:table-cell>
          <table:table-cell office:value-type="string" calcext:value-type="string">
            <text:p>10:52:19</text:p>
          </table:table-cell>
        </table:table-row>
        <table:table-row table:style-name="ro1">
          <table:table-cell office:value-type="string" calcext:value-type="string">
            <text:p>12:32:16</text:p>
          </table:table-cell>
          <table:table-cell office:value-type="string" calcext:value-type="string">
            <text:p>12:45:16</text:p>
          </table:table-cell>
          <table:table-cell office:value-type="string" calcext:value-type="string">
            <text:p>15:15:16</text:p>
          </table:table-cell>
          <table:table-cell office:value-type="string" calcext:value-type="string">
            <text:p>15:30:16</text:p>
          </table:table-cell>
          <table:table-cell office:value-type="string" calcext:value-type="string">
            <text:p>05:41:14</text:p>
          </table:table-cell>
          <table:table-cell office:value-type="string" calcext:value-type="string">
            <text:p>05:52:14</text:p>
          </table:table-cell>
        </table:table-row>
        <table:table-row table:style-name="ro1">
          <table:table-cell table:number-columns-repeated="2" office:value-type="string" calcext:value-type="string">
            <text:p>10:54:34</text:p>
          </table:table-cell>
          <table:table-cell office:value-type="string" calcext:value-type="string">
            <text:p>16:26:16</text:p>
          </table:table-cell>
          <table:table-cell office:value-type="string" calcext:value-type="string">
            <text:p>16:38:16</text:p>
          </table:table-cell>
          <table:table-cell office:value-type="string" calcext:value-type="string">
            <text:p>20:19:28</text:p>
          </table:table-cell>
          <table:table-cell office:value-type="string" calcext:value-type="string">
            <text:p>20:30:28</text:p>
          </table:table-cell>
        </table:table-row>
        <table:table-row table:style-name="ro1">
          <table:table-cell office:value-type="string" calcext:value-type="string">
            <text:p>03:16:24</text:p>
          </table:table-cell>
          <table:table-cell office:value-type="string" calcext:value-type="string">
            <text:p>03:28:24</text:p>
          </table:table-cell>
          <table:table-cell office:value-type="string" calcext:value-type="string">
            <text:p>13:05:14</text:p>
          </table:table-cell>
          <table:table-cell office:value-type="string" calcext:value-type="string">
            <text:p>13:17:14</text:p>
          </table:table-cell>
          <table:table-cell office:value-type="string" calcext:value-type="string">
            <text:p>22:33:44</text:p>
          </table:table-cell>
          <table:table-cell office:value-type="string" calcext:value-type="string">
            <text:p>22:43:44</text:p>
          </table:table-cell>
        </table:table-row>
        <table:table-row table:style-name="ro1">
          <table:table-cell office:value-type="string" calcext:value-type="string">
            <text:p>17:09:17</text:p>
          </table:table-cell>
          <table:table-cell office:value-type="string" calcext:value-type="string">
            <text:p>17:19:17</text:p>
          </table:table-cell>
          <table:table-cell office:value-type="string" calcext:value-type="string">
            <text:p>13:54:10</text:p>
          </table:table-cell>
          <table:table-cell office:value-type="string" calcext:value-type="string">
            <text:p>13:59:10</text:p>
          </table:table-cell>
          <table:table-cell office:value-type="string" calcext:value-type="string">
            <text:p>20:21:11</text:p>
          </table:table-cell>
          <table:table-cell office:value-type="string" calcext:value-type="string">
            <text:p>20:36:11</text:p>
          </table:table-cell>
        </table:table-row>
        <table:table-row table:style-name="ro1">
          <table:table-cell office:value-type="string" calcext:value-type="string">
            <text:p>07:32:06</text:p>
          </table:table-cell>
          <table:table-cell office:value-type="string" calcext:value-type="string">
            <text:p>07:45:06</text:p>
          </table:table-cell>
          <table:table-cell office:value-type="string" calcext:value-type="string">
            <text:p>12:40:02</text:p>
          </table:table-cell>
          <table:table-cell office:value-type="string" calcext:value-type="string">
            <text:p>12:47:02</text:p>
          </table:table-cell>
          <table:table-cell office:value-type="string" calcext:value-type="string">
            <text:p>11:38:40</text:p>
          </table:table-cell>
          <table:table-cell office:value-type="string" calcext:value-type="string">
            <text:p>11:52:40</text:p>
          </table:table-cell>
        </table:table-row>
        <table:table-row table:style-name="ro1">
          <table:table-cell office:value-type="string" calcext:value-type="string">
            <text:p>01:07:34</text:p>
          </table:table-cell>
          <table:table-cell office:value-type="string" calcext:value-type="string">
            <text:p>01:11:34</text:p>
          </table:table-cell>
          <table:table-cell office:value-type="string" calcext:value-type="string">
            <text:p>23:58:09</text:p>
          </table:table-cell>
          <table:table-cell office:value-type="string" calcext:value-type="string">
            <text:p>00:03:09</text:p>
          </table:table-cell>
          <table:table-cell office:value-type="string" calcext:value-type="string">
            <text:p>05:11:24</text:p>
          </table:table-cell>
          <table:table-cell office:value-type="string" calcext:value-type="string">
            <text:p>05:14:24</text:p>
          </table:table-cell>
        </table:table-row>
        <table:table-row table:style-name="ro1">
          <table:table-cell office:value-type="string" calcext:value-type="string">
            <text:p>22:23:57</text:p>
          </table:table-cell>
          <table:table-cell office:value-type="string" calcext:value-type="string">
            <text:p>22:30:57</text:p>
          </table:table-cell>
          <table:table-cell office:value-type="string" calcext:value-type="string">
            <text:p>09:43:03</text:p>
          </table:table-cell>
          <table:table-cell office:value-type="string" calcext:value-type="string">
            <text:p>09:50:03</text:p>
          </table:table-cell>
          <table:table-cell office:value-type="string" calcext:value-type="string">
            <text:p>09:33:34</text:p>
          </table:table-cell>
          <table:table-cell office:value-type="string" calcext:value-type="string">
            <text:p>09:38:34</text:p>
          </table:table-cell>
        </table:table-row>
        <table:table-row table:style-name="ro1">
          <table:table-cell office:value-type="string" calcext:value-type="string">
            <text:p>12:28:29</text:p>
          </table:table-cell>
          <table:table-cell office:value-type="string" calcext:value-type="string">
            <text:p>12:39:29</text:p>
          </table:table-cell>
          <table:table-cell office:value-type="string" calcext:value-type="string">
            <text:p>14:01:29</text:p>
          </table:table-cell>
          <table:table-cell office:value-type="string" calcext:value-type="string">
            <text:p>14:06:29</text:p>
          </table:table-cell>
          <table:table-cell office:value-type="string" calcext:value-type="string">
            <text:p>12:05:57</text:p>
          </table:table-cell>
          <table:table-cell office:value-type="string" calcext:value-type="string">
            <text:p>12:11:57</text:p>
          </table:table-cell>
        </table:table-row>
        <table:table-row table:style-name="ro1">
          <table:table-cell office:value-type="string" calcext:value-type="string">
            <text:p>21:55:29</text:p>
          </table:table-cell>
          <table:table-cell office:value-type="string" calcext:value-type="string">
            <text:p>21:58:29</text:p>
          </table:table-cell>
          <table:table-cell office:value-type="string" calcext:value-type="string">
            <text:p>07:52:06</text:p>
          </table:table-cell>
          <table:table-cell office:value-type="string" calcext:value-type="string">
            <text:p>07:59:06</text:p>
          </table:table-cell>
          <table:table-cell office:value-type="string" calcext:value-type="string">
            <text:p>05:16:42</text:p>
          </table:table-cell>
          <table:table-cell office:value-type="string" calcext:value-type="string">
            <text:p>05:26:42</text:p>
          </table:table-cell>
        </table:table-row>
        <table:table-row table:style-name="ro1">
          <table:table-cell office:value-type="string" calcext:value-type="string">
            <text:p>09:38:08</text:p>
          </table:table-cell>
          <table:table-cell office:value-type="string" calcext:value-type="string">
            <text:p>09:46:08</text:p>
          </table:table-cell>
          <table:table-cell office:value-type="string" calcext:value-type="string">
            <text:p>20:29:04</text:p>
          </table:table-cell>
          <table:table-cell office:value-type="string" calcext:value-type="string">
            <text:p>20:39:04</text:p>
          </table:table-cell>
          <table:table-cell office:value-type="string" calcext:value-type="string">
            <text:p>05:29:26</text:p>
          </table:table-cell>
          <table:table-cell office:value-type="string" calcext:value-type="string">
            <text:p>05:40:26</text:p>
          </table:table-cell>
        </table:table-row>
        <table:table-row table:style-name="ro1">
          <table:table-cell office:value-type="string" calcext:value-type="string">
            <text:p>03:53:04</text:p>
          </table:table-cell>
          <table:table-cell office:value-type="string" calcext:value-type="string">
            <text:p>04:06:04</text:p>
          </table:table-cell>
          <table:table-cell office:value-type="string" calcext:value-type="string">
            <text:p>16:15:00</text:p>
          </table:table-cell>
          <table:table-cell office:value-type="string" calcext:value-type="string">
            <text:p>16:23:00</text:p>
          </table:table-cell>
          <table:table-cell office:value-type="string" calcext:value-type="string">
            <text:p>13:11:08</text:p>
          </table:table-cell>
          <table:table-cell office:value-type="string" calcext:value-type="string">
            <text:p>13:23:08</text:p>
          </table:table-cell>
        </table:table-row>
        <table:table-row table:style-name="ro1">
          <table:table-cell office:value-type="string" calcext:value-type="string">
            <text:p>17:33:54</text:p>
          </table:table-cell>
          <table:table-cell office:value-type="string" calcext:value-type="string">
            <text:p>17:48:54</text:p>
          </table:table-cell>
          <table:table-cell office:value-type="string" calcext:value-type="string">
            <text:p>15:00:34</text:p>
          </table:table-cell>
          <table:table-cell office:value-type="string" calcext:value-type="string">
            <text:p>15:06:34</text:p>
          </table:table-cell>
          <table:table-cell office:value-type="string" calcext:value-type="string">
            <text:p>22:46:14</text:p>
          </table:table-cell>
          <table:table-cell office:value-type="string" calcext:value-type="string">
            <text:p>22:51:14</text:p>
          </table:table-cell>
        </table:table-row>
        <table:table-row table:style-name="ro1">
          <table:table-cell office:value-type="string" calcext:value-type="string">
            <text:p>18:11:42</text:p>
          </table:table-cell>
          <table:table-cell office:value-type="string" calcext:value-type="string">
            <text:p>18:18:42</text:p>
          </table:table-cell>
          <table:table-cell office:value-type="string" calcext:value-type="string">
            <text:p>16:30:01</text:p>
          </table:table-cell>
          <table:table-cell office:value-type="string" calcext:value-type="string">
            <text:p>16:40:01</text:p>
          </table:table-cell>
          <table:table-cell office:value-type="string" calcext:value-type="string">
            <text:p>13:57:02</text:p>
          </table:table-cell>
          <table:table-cell office:value-type="string" calcext:value-type="string">
            <text:p>14:01:02</text:p>
          </table:table-cell>
        </table:table-row>
        <table:table-row table:style-name="ro1">
          <table:table-cell office:value-type="string" calcext:value-type="string">
            <text:p>18:26:26</text:p>
          </table:table-cell>
          <table:table-cell office:value-type="string" calcext:value-type="string">
            <text:p>18:37:26</text:p>
          </table:table-cell>
          <table:table-cell office:value-type="string" calcext:value-type="string">
            <text:p>01:54:48</text:p>
          </table:table-cell>
          <table:table-cell office:value-type="string" calcext:value-type="string">
            <text:p>02:09:48</text:p>
          </table:table-cell>
          <table:table-cell office:value-type="string" calcext:value-type="string">
            <text:p>04:18:59</text:p>
          </table:table-cell>
          <table:table-cell office:value-type="string" calcext:value-type="string">
            <text:p>04:31:59</text:p>
          </table:table-cell>
        </table:table-row>
        <table:table-row table:style-name="ro1">
          <table:table-cell office:value-type="string" calcext:value-type="string">
            <text:p>04:42:27</text:p>
          </table:table-cell>
          <table:table-cell office:value-type="string" calcext:value-type="string">
            <text:p>04:47:27</text:p>
          </table:table-cell>
          <table:table-cell office:value-type="string" calcext:value-type="string">
            <text:p>15:06:39</text:p>
          </table:table-cell>
          <table:table-cell office:value-type="string" calcext:value-type="string">
            <text:p>15:20:39</text:p>
          </table:table-cell>
          <table:table-cell office:value-type="string" calcext:value-type="string">
            <text:p>08:54:14</text:p>
          </table:table-cell>
          <table:table-cell office:value-type="string" calcext:value-type="string">
            <text:p>09:06:14</text:p>
          </table:table-cell>
        </table:table-row>
        <table:table-row table:style-name="ro1">
          <table:table-cell office:value-type="string" calcext:value-type="string">
            <text:p>04:48:58</text:p>
          </table:table-cell>
          <table:table-cell office:value-type="string" calcext:value-type="string">
            <text:p>04:52:58</text:p>
          </table:table-cell>
          <table:table-cell office:value-type="string" calcext:value-type="string">
            <text:p>04:44:45</text:p>
          </table:table-cell>
          <table:table-cell office:value-type="string" calcext:value-type="string">
            <text:p>04:47:45</text:p>
          </table:table-cell>
          <table:table-cell office:value-type="string" calcext:value-type="string">
            <text:p>23:08:56</text:p>
          </table:table-cell>
          <table:table-cell office:value-type="string" calcext:value-type="string">
            <text:p>23:18:56</text:p>
          </table:table-cell>
        </table:table-row>
        <table:table-row table:style-name="ro1">
          <table:table-cell office:value-type="string" calcext:value-type="string">
            <text:p>16:57:28</text:p>
          </table:table-cell>
          <table:table-cell office:value-type="string" calcext:value-type="string">
            <text:p>17:02:28</text:p>
          </table:table-cell>
          <table:table-cell office:value-type="string" calcext:value-type="string">
            <text:p>08:40:10</text:p>
          </table:table-cell>
          <table:table-cell office:value-type="string" calcext:value-type="string">
            <text:p>08:54:10</text:p>
          </table:table-cell>
          <table:table-cell office:value-type="string" calcext:value-type="string">
            <text:p>05:27:54</text:p>
          </table:table-cell>
          <table:table-cell office:value-type="string" calcext:value-type="string">
            <text:p>05:35:54</text:p>
          </table:table-cell>
        </table:table-row>
        <table:table-row table:style-name="ro1">
          <table:table-cell office:value-type="string" calcext:value-type="string">
            <text:p>16:41:53</text:p>
          </table:table-cell>
          <table:table-cell office:value-type="string" calcext:value-type="string">
            <text:p>16:55:53</text:p>
          </table:table-cell>
          <table:table-cell office:value-type="string" calcext:value-type="string">
            <text:p>16:24:08</text:p>
          </table:table-cell>
          <table:table-cell office:value-type="string" calcext:value-type="string">
            <text:p>16:34:08</text:p>
          </table:table-cell>
          <table:table-cell office:value-type="string" calcext:value-type="string">
            <text:p>03:03:40</text:p>
          </table:table-cell>
          <table:table-cell office:value-type="string" calcext:value-type="string">
            <text:p>03:05:40</text:p>
          </table:table-cell>
        </table:table-row>
        <table:table-row table:style-name="ro1">
          <table:table-cell office:value-type="string" calcext:value-type="string">
            <text:p>10:04:45</text:p>
          </table:table-cell>
          <table:table-cell office:value-type="string" calcext:value-type="string">
            <text:p>10:13:45</text:p>
          </table:table-cell>
          <table:table-cell office:value-type="string" calcext:value-type="string">
            <text:p>18:51:15</text:p>
          </table:table-cell>
          <table:table-cell office:value-type="string" calcext:value-type="string">
            <text:p>19:05:15</text:p>
          </table:table-cell>
          <table:table-cell office:value-type="string" calcext:value-type="string">
            <text:p>13:04:02</text:p>
          </table:table-cell>
          <table:table-cell office:value-type="string" calcext:value-type="string">
            <text:p>13:19:02</text:p>
          </table:table-cell>
        </table:table-row>
        <table:table-row table:style-name="ro1">
          <table:table-cell office:value-type="string" calcext:value-type="string">
            <text:p>19:26:42</text:p>
          </table:table-cell>
          <table:table-cell office:value-type="string" calcext:value-type="string">
            <text:p>19:37:42</text:p>
          </table:table-cell>
          <table:table-cell office:value-type="string" calcext:value-type="string">
            <text:p>20:57:19</text:p>
          </table:table-cell>
          <table:table-cell office:value-type="string" calcext:value-type="string">
            <text:p>21:09:19</text:p>
          </table:table-cell>
          <table:table-cell office:value-type="string" calcext:value-type="string">
            <text:p>23:06:30</text:p>
          </table:table-cell>
          <table:table-cell office:value-type="string" calcext:value-type="string">
            <text:p>23:13:30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8" table:default-cell-style-name="ce2"/>
        <table:table-column table:style-name="co9" table:default-cell-style-name="ce4"/>
        <table:table-row table:style-name="ro1">
          <table:table-cell table:style-name="ce3" office:value-type="string" calcext:value-type="string">
            <text:p>tempo_inicio</text:p>
          </table:table-cell>
          <table:table-cell table:style-name="ce3" office:value-type="string" calcext:value-type="string">
            <text:p>tempo_fim</text:p>
          </table:table-cell>
        </table:table-row>
        <table:table-row table:style-name="ro1">
          <table:table-cell table:formula="of:=TEXT(RAND(); &quot;HH:MM:SS&quot;)" office:value-type="string" office:string-value="18:48:21" calcext:value-type="string">
            <text:p>18:48:21</text:p>
          </table:table-cell>
          <table:table-cell table:formula="of:=TEXT([.A2]+TIME(0;ROUND(RAND()*15);0);&quot;HH:MM:SS&quot;)" office:value-type="string" office:string-value="18:51:21" calcext:value-type="string">
            <text:p>18:51:21</text:p>
          </table:table-cell>
        </table:table-row>
        <table:table-row table:style-name="ro1">
          <table:table-cell table:formula="of:=TEXT(RAND(); &quot;HH:MM:SS&quot;)" office:value-type="string" office:string-value="00:48:33" calcext:value-type="string">
            <text:p>00:48:33</text:p>
          </table:table-cell>
          <table:table-cell table:formula="of:=TEXT([.A3]+TIME(0;ROUND(RAND()*15);0);&quot;HH:MM:SS&quot;)" office:value-type="string" office:string-value="01:03:33" calcext:value-type="string">
            <text:p>01:03:33</text:p>
          </table:table-cell>
        </table:table-row>
        <table:table-row table:style-name="ro1">
          <table:table-cell table:formula="of:=TEXT(RAND(); &quot;HH:MM:SS&quot;)" office:value-type="string" office:string-value="10:00:31" calcext:value-type="string">
            <text:p>10:00:31</text:p>
          </table:table-cell>
          <table:table-cell table:formula="of:=TEXT([.A4]+TIME(0;ROUND(RAND()*15);0);&quot;HH:MM:SS&quot;)" office:value-type="string" office:string-value="10:06:31" calcext:value-type="string">
            <text:p>10:06:31</text:p>
          </table:table-cell>
        </table:table-row>
        <table:table-row table:style-name="ro1">
          <table:table-cell table:formula="of:=TEXT(RAND(); &quot;HH:MM:SS&quot;)" office:value-type="string" office:string-value="08:25:53" calcext:value-type="string">
            <text:p>08:25:53</text:p>
          </table:table-cell>
          <table:table-cell table:formula="of:=TEXT([.A5]+TIME(0;ROUND(RAND()*15);0);&quot;HH:MM:SS&quot;)" office:value-type="string" office:string-value="08:30:53" calcext:value-type="string">
            <text:p>08:30:53</text:p>
          </table:table-cell>
        </table:table-row>
        <table:table-row table:style-name="ro1">
          <table:table-cell table:formula="of:=TEXT(RAND(); &quot;HH:MM:SS&quot;)" office:value-type="string" office:string-value="19:02:58" calcext:value-type="string">
            <text:p>19:02:58</text:p>
          </table:table-cell>
          <table:table-cell table:formula="of:=TEXT([.A6]+TIME(0;ROUND(RAND()*15);0);&quot;HH:MM:SS&quot;)" office:value-type="string" office:string-value="19:06:58" calcext:value-type="string">
            <text:p>19:06:58</text:p>
          </table:table-cell>
        </table:table-row>
        <table:table-row table:style-name="ro1">
          <table:table-cell table:formula="of:=TEXT(RAND(); &quot;HH:MM:SS&quot;)" office:value-type="string" office:string-value="20:55:30" calcext:value-type="string">
            <text:p>20:55:30</text:p>
          </table:table-cell>
          <table:table-cell table:formula="of:=TEXT([.A7]+TIME(0;ROUND(RAND()*15);0);&quot;HH:MM:SS&quot;)" office:value-type="string" office:string-value="21:02:30" calcext:value-type="string">
            <text:p>21:02:30</text:p>
          </table:table-cell>
        </table:table-row>
        <table:table-row table:style-name="ro1">
          <table:table-cell table:formula="of:=TEXT(RAND(); &quot;HH:MM:SS&quot;)" office:value-type="string" office:string-value="16:21:33" calcext:value-type="string">
            <text:p>16:21:33</text:p>
          </table:table-cell>
          <table:table-cell table:formula="of:=TEXT([.A8]+TIME(0;ROUND(RAND()*15);0);&quot;HH:MM:SS&quot;)" office:value-type="string" office:string-value="16:28:33" calcext:value-type="string">
            <text:p>16:28:33</text:p>
          </table:table-cell>
        </table:table-row>
        <table:table-row table:style-name="ro1">
          <table:table-cell table:formula="of:=TEXT(RAND(); &quot;HH:MM:SS&quot;)" office:value-type="string" office:string-value="12:45:00" calcext:value-type="string">
            <text:p>12:45:00</text:p>
          </table:table-cell>
          <table:table-cell table:formula="of:=TEXT([.A9]+TIME(0;ROUND(RAND()*15);0);&quot;HH:MM:SS&quot;)" office:value-type="string" office:string-value="12:48:00" calcext:value-type="string">
            <text:p>12:48:00</text:p>
          </table:table-cell>
        </table:table-row>
        <table:table-row table:style-name="ro1">
          <table:table-cell table:formula="of:=TEXT(RAND(); &quot;HH:MM:SS&quot;)" office:value-type="string" office:string-value="11:42:22" calcext:value-type="string">
            <text:p>11:42:22</text:p>
          </table:table-cell>
          <table:table-cell table:formula="of:=TEXT([.A10]+TIME(0;ROUND(RAND()*15);0);&quot;HH:MM:SS&quot;)" office:value-type="string" office:string-value="11:54:22" calcext:value-type="string">
            <text:p>11:54:22</text:p>
          </table:table-cell>
        </table:table-row>
        <table:table-row table:style-name="ro1">
          <table:table-cell table:formula="of:=TEXT(RAND(); &quot;HH:MM:SS&quot;)" office:value-type="string" office:string-value="20:16:41" calcext:value-type="string">
            <text:p>20:16:41</text:p>
          </table:table-cell>
          <table:table-cell table:formula="of:=TEXT([.A11]+TIME(0;ROUND(RAND()*15);0);&quot;HH:MM:SS&quot;)" office:value-type="string" office:string-value="20:22:41" calcext:value-type="string">
            <text:p>20:22:41</text:p>
          </table:table-cell>
        </table:table-row>
        <table:table-row table:style-name="ro1">
          <table:table-cell table:formula="of:=TEXT(RAND(); &quot;HH:MM:SS&quot;)" office:value-type="string" office:string-value="18:31:34" calcext:value-type="string">
            <text:p>18:31:34</text:p>
          </table:table-cell>
          <table:table-cell table:formula="of:=TEXT([.A12]+TIME(0;ROUND(RAND()*15);0);&quot;HH:MM:SS&quot;)" office:value-type="string" office:string-value="18:39:34" calcext:value-type="string">
            <text:p>18:39:34</text:p>
          </table:table-cell>
        </table:table-row>
        <table:table-row table:style-name="ro1">
          <table:table-cell table:formula="of:=TEXT(RAND(); &quot;HH:MM:SS&quot;)" office:value-type="string" office:string-value="15:12:49" calcext:value-type="string">
            <text:p>15:12:49</text:p>
          </table:table-cell>
          <table:table-cell table:formula="of:=TEXT([.A13]+TIME(0;ROUND(RAND()*15);0);&quot;HH:MM:SS&quot;)" office:value-type="string" office:string-value="15:14:49" calcext:value-type="string">
            <text:p>15:14:49</text:p>
          </table:table-cell>
        </table:table-row>
        <table:table-row table:style-name="ro1">
          <table:table-cell table:formula="of:=TEXT(RAND(); &quot;HH:MM:SS&quot;)" office:value-type="string" office:string-value="18:33:44" calcext:value-type="string">
            <text:p>18:33:44</text:p>
          </table:table-cell>
          <table:table-cell table:formula="of:=TEXT([.A14]+TIME(0;ROUND(RAND()*15);0);&quot;HH:MM:SS&quot;)" office:value-type="string" office:string-value="18:38:44" calcext:value-type="string">
            <text:p>18:38:44</text:p>
          </table:table-cell>
        </table:table-row>
        <table:table-row table:style-name="ro1">
          <table:table-cell table:formula="of:=TEXT(RAND(); &quot;HH:MM:SS&quot;)" office:value-type="string" office:string-value="19:31:40" calcext:value-type="string">
            <text:p>19:31:40</text:p>
          </table:table-cell>
          <table:table-cell table:formula="of:=TEXT([.A15]+TIME(0;ROUND(RAND()*15);0);&quot;HH:MM:SS&quot;)" office:value-type="string" office:string-value="19:35:40" calcext:value-type="string">
            <text:p>19:35:40</text:p>
          </table:table-cell>
        </table:table-row>
        <table:table-row table:style-name="ro1">
          <table:table-cell table:formula="of:=TEXT(RAND(); &quot;HH:MM:SS&quot;)" office:value-type="string" office:string-value="16:02:31" calcext:value-type="string">
            <text:p>16:02:31</text:p>
          </table:table-cell>
          <table:table-cell table:formula="of:=TEXT([.A16]+TIME(0;ROUND(RAND()*15);0);&quot;HH:MM:SS&quot;)" office:value-type="string" office:string-value="16:13:31" calcext:value-type="string">
            <text:p>16:13:31</text:p>
          </table:table-cell>
        </table:table-row>
        <table:table-row table:style-name="ro1">
          <table:table-cell table:formula="of:=TEXT(RAND(); &quot;HH:MM:SS&quot;)" office:value-type="string" office:string-value="05:11:22" calcext:value-type="string">
            <text:p>05:11:22</text:p>
          </table:table-cell>
          <table:table-cell table:formula="of:=TEXT([.A17]+TIME(0;ROUND(RAND()*15);0);&quot;HH:MM:SS&quot;)" office:value-type="string" office:string-value="05:18:22" calcext:value-type="string">
            <text:p>05:18:22</text:p>
          </table:table-cell>
        </table:table-row>
        <table:table-row table:style-name="ro1">
          <table:table-cell table:formula="of:=TEXT(RAND(); &quot;HH:MM:SS&quot;)" office:value-type="string" office:string-value="02:56:20" calcext:value-type="string">
            <text:p>02:56:20</text:p>
          </table:table-cell>
          <table:table-cell table:formula="of:=TEXT([.A18]+TIME(0;ROUND(RAND()*15);0);&quot;HH:MM:SS&quot;)" office:value-type="string" office:string-value="03:02:20" calcext:value-type="string">
            <text:p>03:02:20</text:p>
          </table:table-cell>
        </table:table-row>
        <table:table-row table:style-name="ro1">
          <table:table-cell table:formula="of:=TEXT(RAND(); &quot;HH:MM:SS&quot;)" office:value-type="string" office:string-value="17:35:15" calcext:value-type="string">
            <text:p>17:35:15</text:p>
          </table:table-cell>
          <table:table-cell table:formula="of:=TEXT([.A19]+TIME(0;ROUND(RAND()*15);0);&quot;HH:MM:SS&quot;)" office:value-type="string" office:string-value="17:42:15" calcext:value-type="string">
            <text:p>17:42:15</text:p>
          </table:table-cell>
        </table:table-row>
        <table:table-row table:style-name="ro1">
          <table:table-cell table:formula="of:=TEXT(RAND(); &quot;HH:MM:SS&quot;)" office:value-type="string" office:string-value="07:15:56" calcext:value-type="string">
            <text:p>07:15:56</text:p>
          </table:table-cell>
          <table:table-cell table:formula="of:=TEXT([.A20]+TIME(0;ROUND(RAND()*15);0);&quot;HH:MM:SS&quot;)" office:value-type="string" office:string-value="07:20:56" calcext:value-type="string">
            <text:p>07:20:56</text:p>
          </table:table-cell>
        </table:table-row>
        <table:table-row table:style-name="ro1">
          <table:table-cell table:formula="of:=TEXT(RAND(); &quot;HH:MM:SS&quot;)" office:value-type="string" office:string-value="12:45:04" calcext:value-type="string">
            <text:p>12:45:04</text:p>
          </table:table-cell>
          <table:table-cell table:formula="of:=TEXT([.A21]+TIME(0;ROUND(RAND()*15);0);&quot;HH:MM:SS&quot;)" office:value-type="string" office:string-value="12:56:04" calcext:value-type="string">
            <text:p>12:56:04</text:p>
          </table:table-cell>
        </table:table-row>
        <table:table-row table:style-name="ro1">
          <table:table-cell table:formula="of:=TEXT(RAND(); &quot;HH:MM:SS&quot;)" office:value-type="string" office:string-value="14:57:26" calcext:value-type="string">
            <text:p>14:57:26</text:p>
          </table:table-cell>
          <table:table-cell table:formula="of:=TEXT([.A22]+TIME(0;ROUND(RAND()*15);0);&quot;HH:MM:SS&quot;)" office:value-type="string" office:string-value="15:10:26" calcext:value-type="string">
            <text:p>15:10:26</text:p>
          </table:table-cell>
        </table:table-row>
        <table:table-row table:style-name="ro1">
          <table:table-cell table:formula="of:=TEXT(RAND(); &quot;HH:MM:SS&quot;)" office:value-type="string" office:string-value="15:01:30" calcext:value-type="string">
            <text:p>15:01:30</text:p>
          </table:table-cell>
          <table:table-cell table:formula="of:=TEXT([.A23]+TIME(0;ROUND(RAND()*15);0);&quot;HH:MM:SS&quot;)" office:value-type="string" office:string-value="15:02:30" calcext:value-type="string">
            <text:p>15:02:30</text:p>
          </table:table-cell>
        </table:table-row>
        <table:table-row table:style-name="ro1">
          <table:table-cell table:formula="of:=TEXT(RAND(); &quot;HH:MM:SS&quot;)" office:value-type="string" office:string-value="20:34:07" calcext:value-type="string">
            <text:p>20:34:07</text:p>
          </table:table-cell>
          <table:table-cell table:formula="of:=TEXT([.A24]+TIME(0;ROUND(RAND()*15);0);&quot;HH:MM:SS&quot;)" office:value-type="string" office:string-value="20:47:07" calcext:value-type="string">
            <text:p>20:47:07</text:p>
          </table:table-cell>
        </table:table-row>
        <table:table-row table:style-name="ro1">
          <table:table-cell table:formula="of:=TEXT(RAND(); &quot;HH:MM:SS&quot;)" office:value-type="string" office:string-value="19:00:46" calcext:value-type="string">
            <text:p>19:00:46</text:p>
          </table:table-cell>
          <table:table-cell table:formula="of:=TEXT([.A25]+TIME(0;ROUND(RAND()*15);0);&quot;HH:MM:SS&quot;)" office:value-type="string" office:string-value="19:02:46" calcext:value-type="string">
            <text:p>19:02:46</text:p>
          </table:table-cell>
        </table:table-row>
        <table:table-row table:style-name="ro1">
          <table:table-cell table:formula="of:=TEXT(RAND(); &quot;HH:MM:SS&quot;)" office:value-type="string" office:string-value="07:39:16" calcext:value-type="string">
            <text:p>07:39:16</text:p>
          </table:table-cell>
          <table:table-cell table:formula="of:=TEXT([.A26]+TIME(0;ROUND(RAND()*15);0);&quot;HH:MM:SS&quot;)" office:value-type="string" office:string-value="07:51:16" calcext:value-type="string">
            <text:p>07:51:16</text:p>
          </table:table-cell>
        </table:table-row>
        <table:table-row table:style-name="ro1">
          <table:table-cell table:formula="of:=TEXT(RAND(); &quot;HH:MM:SS&quot;)" office:value-type="string" office:string-value="08:39:12" calcext:value-type="string">
            <text:p>08:39:12</text:p>
          </table:table-cell>
          <table:table-cell table:formula="of:=TEXT([.A27]+TIME(0;ROUND(RAND()*15);0);&quot;HH:MM:SS&quot;)" office:value-type="string" office:string-value="08:50:12" calcext:value-type="string">
            <text:p>08:50:12</text:p>
          </table:table-cell>
        </table:table-row>
        <table:table-row table:style-name="ro1">
          <table:table-cell table:formula="of:=TEXT(RAND(); &quot;HH:MM:SS&quot;)" office:value-type="string" office:string-value="07:53:42" calcext:value-type="string">
            <text:p>07:53:42</text:p>
          </table:table-cell>
          <table:table-cell table:formula="of:=TEXT([.A28]+TIME(0;ROUND(RAND()*15);0);&quot;HH:MM:SS&quot;)" office:value-type="string" office:string-value="07:57:42" calcext:value-type="string">
            <text:p>07:57:42</text:p>
          </table:table-cell>
        </table:table-row>
        <table:table-row table:style-name="ro1">
          <table:table-cell table:formula="of:=TEXT(RAND(); &quot;HH:MM:SS&quot;)" office:value-type="string" office:string-value="12:33:41" calcext:value-type="string">
            <text:p>12:33:41</text:p>
          </table:table-cell>
          <table:table-cell table:formula="of:=TEXT([.A29]+TIME(0;ROUND(RAND()*15);0);&quot;HH:MM:SS&quot;)" office:value-type="string" office:string-value="12:42:41" calcext:value-type="string">
            <text:p>12:42:41</text:p>
          </table:table-cell>
        </table:table-row>
        <table:table-row table:style-name="ro1">
          <table:table-cell table:formula="of:=TEXT(RAND(); &quot;HH:MM:SS&quot;)" office:value-type="string" office:string-value="09:13:42" calcext:value-type="string">
            <text:p>09:13:42</text:p>
          </table:table-cell>
          <table:table-cell table:formula="of:=TEXT([.A30]+TIME(0;ROUND(RAND()*15);0);&quot;HH:MM:SS&quot;)" office:value-type="string" office:string-value="09:14:42" calcext:value-type="string">
            <text:p>09:14:42</text:p>
          </table:table-cell>
        </table:table-row>
        <table:table-row table:style-name="ro1">
          <table:table-cell table:formula="of:=TEXT(RAND(); &quot;HH:MM:SS&quot;)" office:value-type="string" office:string-value="11:37:16" calcext:value-type="string">
            <text:p>11:37:16</text:p>
          </table:table-cell>
          <table:table-cell table:formula="of:=TEXT([.A31]+TIME(0;ROUND(RAND()*15);0);&quot;HH:MM:SS&quot;)" office:value-type="string" office:string-value="11:50:16" calcext:value-type="string">
            <text:p>11:50: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12:10:40.573410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08:30:26.705873932</meta:creation-date>
    <dc:date>2021-09-22T16:06:57.411288526</dc:date>
    <meta:editing-duration>PT4H3M47S</meta:editing-duration>
    <meta:editing-cycles>2</meta:editing-cycles>
    <meta:generator>LibreOffice/6.1.5.2$Linux_X86_64 LibreOffice_project/10$Build-2</meta:generator>
    <meta:document-statistic meta:table-count="3" meta:cell-count="248" meta:object-count="0"/>
  </office:meta>
</office:document-meta>
</file>